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29"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30"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31"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32"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3"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4"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5"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7"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40"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41"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42"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3"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5"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6"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7"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8"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49"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50"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3"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4"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5"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6"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57"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58"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59"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60"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61"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62"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63"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64"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68"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69"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70"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71"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72"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73"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74" style:family="paragraph" style:parent-style-name="Standard">
      <style:paragraph-properties fo:line-height="200%" fo:text-align="justify" style:justify-single-word="false" style:writing-mode="rl-tb"/>
      <style:text-properties officeooo:rsid="0079f304" officeooo:paragraph-rsid="0079f304"/>
    </style:style>
    <style:style style:name="P175"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3"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36"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276643" style:font-weight-asian="normal" style:font-weight-complex="normal"/>
    </style:style>
    <style:style style:name="T39" style:family="text">
      <style:text-properties style:text-underline-style="none" fo:font-weight="normal" officeooo:rsid="002b2394" style:font-weight-asian="normal" style:font-weight-complex="normal"/>
    </style:style>
    <style:style style:name="T40" style:family="text">
      <style:text-properties style:text-underline-style="none" fo:font-weight="normal" officeooo:rsid="002bfbe6" style:font-weight-asian="normal" style:font-weight-complex="normal"/>
    </style:style>
    <style:style style:name="T41" style:family="text">
      <style:text-properties style:font-name="Noto Sans" style:text-underline-style="none" fo:font-weight="normal" style:font-weight-asian="normal" style:font-name-complex="Noto Sans" style:font-weight-complex="normal"/>
    </style:style>
    <style:style style:name="T42" style:family="text">
      <style:text-properties style:font-name="Noto Sans" fo:font-weight="normal" style:font-weight-asian="normal" style:font-weight-complex="normal"/>
    </style:style>
    <style:style style:name="T43" style:family="text">
      <style:text-properties style:font-name="Noto Sans" fo:font-weight="normal" officeooo:rsid="00216d87" style:font-weight-asian="normal" style:font-weight-complex="normal"/>
    </style:style>
    <style:style style:name="T44" style:family="text">
      <style:text-properties fo:font-weight="bold" style:font-weight-asian="bold" style:font-weight-complex="bold"/>
    </style:style>
    <style:style style:name="T45" style:family="text">
      <style:text-properties officeooo:rsid="0048bf91"/>
    </style:style>
    <style:style style:name="T46" style:family="text">
      <style:text-properties officeooo:rsid="0048c28a"/>
    </style:style>
    <style:style style:name="T47" style:family="text">
      <style:text-properties officeooo:rsid="004ea0bb"/>
    </style:style>
    <style:style style:name="T48" style:family="text">
      <style:text-properties style:font-name="monospace"/>
    </style:style>
    <style:style style:name="T49" style:family="text">
      <style:text-properties fo:font-size="12pt" style:font-size-asian="12pt" style:font-size-complex="12pt"/>
    </style:style>
    <style:style style:name="T50" style:family="text">
      <style:text-properties fo:font-size="12pt" officeooo:rsid="0050501a" style:font-size-asian="12pt" style:font-size-complex="12pt"/>
    </style:style>
    <style:style style:name="T51" style:family="text">
      <style:text-properties fo:font-size="12pt" officeooo:rsid="005549b4" style:font-size-asian="12pt" style:font-size-complex="12pt"/>
    </style:style>
    <style:style style:name="T52" style:family="text">
      <style:text-properties fo:font-size="12pt" officeooo:rsid="005afe9d" style:font-size-asian="12pt" style:font-size-complex="12pt"/>
    </style:style>
    <style:style style:name="T53" style:family="text">
      <style:text-properties fo:font-size="12pt" officeooo:rsid="005dc10e" style:font-size-asian="12pt" style:font-size-complex="12pt"/>
    </style:style>
    <style:style style:name="T54" style:family="text">
      <style:text-properties fo:font-size="12pt" officeooo:rsid="00654919" style:font-size-asian="12pt" style:font-size-complex="12pt"/>
    </style:style>
    <style:style style:name="T55" style:family="text">
      <style:text-properties fo:font-size="12pt" officeooo:rsid="0066fa99" style:font-size-asian="12pt" style:font-size-complex="12pt"/>
    </style:style>
    <style:style style:name="T56" style:family="text">
      <style:text-properties fo:font-size="12pt" officeooo:rsid="0068750f" style:font-size-asian="12pt" style:font-size-complex="12pt"/>
    </style:style>
    <style:style style:name="T57" style:family="text">
      <style:text-properties fo:font-size="12pt" style:text-underline-style="solid" style:text-underline-width="auto" style:text-underline-color="font-color" style:font-size-asian="12pt" style:font-size-complex="12pt"/>
    </style:style>
    <style:style style:name="T5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9"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weight="normal" officeooo:rsid="005549b4" style:font-size-asian="12pt" style:font-weight-asian="normal" style:font-size-complex="12pt" style:font-weight-complex="normal"/>
    </style:style>
    <style:style style:name="T62" style:family="text">
      <style:text-properties fo:font-size="12pt" fo:font-weight="normal" officeooo:rsid="0056c174" style:font-size-asian="12pt" style:font-weight-asian="normal" style:font-size-complex="12pt" style:font-weight-complex="normal"/>
    </style:style>
    <style:style style:name="T63" style:family="text">
      <style:text-properties fo:font-size="12pt" fo:font-weight="normal" officeooo:rsid="0057cc75" style:font-size-asian="12pt" style:font-weight-asian="normal" style:font-size-complex="12pt" style:font-weight-complex="normal"/>
    </style:style>
    <style:style style:name="T64" style:family="text">
      <style:text-properties fo:font-size="12pt" fo:font-weight="normal" officeooo:rsid="0059acd6" style:font-size-asian="12pt" style:font-weight-asian="normal" style:font-size-complex="12pt" style:font-weight-complex="normal"/>
    </style:style>
    <style:style style:name="T65" style:family="text">
      <style:text-properties fo:font-size="12pt" fo:font-weight="normal" officeooo:rsid="005afe9d" style:font-size-asian="12pt" style:font-weight-asian="normal" style:font-size-complex="12pt" style:font-weight-complex="normal"/>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style="normal" style:font-size-asian="12pt"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32pt" style:font-style-complex="normal" style:font-weight-complex="bold"/>
    </style:style>
    <style:style style:name="T69" style:family="text">
      <style:text-properties officeooo:rsid="0068750f"/>
    </style:style>
    <style:style style:name="T70"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3">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2">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37"> و </text:span><text:span text:style-name="T10"><text:s/>ثاب</text:span><text:span text:style-name="T11">ت</text:span><text:span text:style-name="T37"> دریا</text:span><text:span text:style-name="T38">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37">نکته ۱: در تناوب </text:span><text:span text:style-name="T38">ـــــ </text:span><text:span text:style-name="T37">از چپ به راست، شعاع اتمی عنصر‌ها کاهش می‌یابد.</text:span></text:p>
      <text:p text:style-name="P37"><text:span text:style-name="T37">نکته ۲: بیشترین تفاوت شعاع، بین عنصر‌های گروه‌های </text:span><text:span text:style-name="T38">ـــــ </text:span><text:span text:style-name="T37">و</text:span><text:span text:style-name="T38"> ـــــ </text:span><text:span text:style-name="T37">است. ( عنصر‌های </text:span><text:span text:style-name="T38">ـــــ </text:span><text:span text:style-name="T37">و </text:span><text:span text:style-name="T38">ـــــ </text:span><text:span text:style-name="T37">)</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37">در واکنش لیتیم و پتاسیم به ترتیب نور ـــــ ، ـــــ و ـــــ ایجاد می‌شود </text:span><text:span text:style-name="T40">( رنگ نور ایجاد شده، با رنگ شعله این ۳ عنصر، یکسان </text:span><text:span text:style-name="T37">ـــــ </text:span><text:span text:style-name="T40">)</text:span></text:p>
      <text:p text:style-name="P39"><text:span text:style-name="T37">انرژی نور </text:span><text:span text:style-name="T39">ـــــ &gt; ـــــ &gt; ـــــ</text:span></text:p>
      <text:p text:style-name="P39"><text:span text:style-name="T39">۳</text:span><text:span text:style-name="T37">) بله/خیر، هرچه شعاع اتمی فلز بزرگ‌تر باشد، </text:span><text:span text:style-name="T39">ـــــ </text:span><text:span text:style-name="T37">تر الکترون از دست می‌دهد، چون:</text:span></text:p>
      <text:p text:style-name="P40"><text:span text:style-name="T37">الکترون(های) بیرونی از هسته </text:span><text:span text:style-name="T39">ـــــ </text:span><text:span text:style-name="T37">و نیروی هسته بر آن(ها) </text:span><text:span text:style-name="T39">ـــــ </text:span><text:span text:style-name="T37">است. ( در فلز‌های گروه‌های اصلی )</text:span></text:p>
      <text:p text:style-name="P41"><text:span text:style-name="T37">واکنش فلز قلیایی </text:span><text:span text:style-name="T41">(M)</text:span><text:span text:style-name="T37"> با گاز کلر:</text:span></text:p>
      <text:p text:style-name="P48"/>
      <text:p text:style-name="P41"><text:span text:style-name="T37">واکنش‌پذیری: </text:span><text:span text:style-name="T39">ـــــ &gt; ـــــ &gt; ـــــ</text:span></text:p>
      <text:p text:style-name="P47"/>
      <text:p text:style-name="P41"><text:span text:style-name="T39">و</text:span><text:span text:style-name="T37">اکنش فلز قلیایی خاکی (M’) با گاز کلر:</text:span></text:p>
      <text:p text:style-name="P48"/>
      <text:p text:style-name="P41"><text:span text:style-name="T37">واکنش‌پذیری: </text:span><text:span text:style-name="T39">ـــــ &gt; ـــــ &gt; ـــــ</text:span></text:p>
      <text:p text:style-name="P41"><text:span text:style-name="T39">و</text:span><text:span text:style-name="T37">اکنش‌پذیزی: فلز قلیایی <text:s text:c="7"/>فلز قلیایی خاکی ( هم تناوب )</text:span></text:p>
      <text:p text:style-name="P41"><text:span text:style-name="T37">دلیل: تعداد لایه </text:span><text:span text:style-name="T39">ـــــ </text:span><text:span text:style-name="T37">اما هسته عنصر‌های گروه </text:span><text:span text:style-name="T39">ـــــ </text:span><text:span text:style-name="T37">قوی‌تر</text:span></text:p>
      <text:p text:style-name="P128">M → M+</text:p>
      <text:p text:style-name="P128">M’ → M’2+</text:p>
      <text:p text:style-name="P129"><text:span text:style-name="T37">تمرین: واکنش‌پذیری عنصر‌های دارای اعداد اتمی ۱۱، ۱۲ و ۱۳ را مقایسه کنید: </text:span><text:span text:style-name="T14">ـــــ &lt; ـــــ &lt; ـــــ</text:span></text:p>
      <text:p text:style-name="P129"><text:span text:style-name="T14">ت</text:span><text:span text:style-name="T13">ذکر مهم: واکنش‌پذیری عنصر‌های واسطه، در مواردی </text:span><text:span text:style-name="T15">از نظام گفته شده، پیروی نمی‌کند.</text:span></text:p>
      <text:p text:style-name="P130">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31"><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32"><text:span text:style-name="T16">واکنش‌پذیری*: </text:span><text:span text:style-name="T17">ـــــ &lt; ـــــ &lt; ـــــ</text:span></text:p>
      <text:p text:style-name="P132"><text:span text:style-name="T17">د</text:span><text:span text:style-name="T16">ر تولید لامپ چراغ‌های جلو خودرو از </text:span><text:span text:style-name="T17">ـــــ </text:span><text:span text:style-name="T16">استفاده می‌شود.</text:span></text:p>
      <text:p text:style-name="P133"><text:span text:style-name="T16">ت) با افزایش شعاع، خاصیت نافلزی </text:span><text:span text:style-name="T17">ـــــ </text:span><text:span text:style-name="T16">می‌شود.</text:span></text:p>
      <text:p text:style-name="P133"><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4"><text:span text:style-name="T22">پ</text:span><text:span text:style-name="T21">رسش مهم</text:span><text:span text:style-name="T16">: کدام هالوژن، در دمای ۴۰۰ درجه سانتی‌گراد با H2 واکنش می‌دهد؟</text:span></text:p>
      <text:p text:style-name="P134"><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4"><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4"><text:span text:style-name="T16">واکنش‌دهند و </text:span><text:span text:style-name="T17">ـــــ </text:span><text:span text:style-name="T16">تولید کنند. مثال:</text:span></text:p>
      <text:p text:style-name="P135"><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6"><text:span text:style-name="T16">۳) نقطه جوش هالوژن‌ها: </text:span><text:span text:style-name="T17">ـــــ &lt; ـــــ &lt; ـــــ &lt; ـــــ</text:span></text:p>
      <text:p text:style-name="P137"><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8"><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8"><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8"><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8"><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8"><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8"><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8"><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49"><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50"><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51"><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52"><text:span text:style-name="T21">اغلب عناصر واسطه، دو ویژگی دارند: ترکیبات </text:span><text:span text:style-name="T23">ـــــ </text:span><text:span text:style-name="T21">و ظرفیت‌های </text:span><text:span text:style-name="T23">ـــــ</text:span></text:p>
      <text:p text:style-name="P152"><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3"><text:span text:style-name="T21">زیر لایه </text:span><text:span text:style-name="T23">ـــــ </text:span><text:span text:style-name="T21">در آن‌ها در حال پر شدن است:</text:span></text:p>
      <text:p text:style-name="P153"><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3"><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39"><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4"><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4"><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4"><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4"><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4"><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5"><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5"><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5"><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40"><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41"><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42"><text:span text:style-name="T16">پرتو‌های خورشیدی، از روی ورقه طلا، </text:span><text:span text:style-name="T20">ـــــ </text:span><text:span text:style-name="T16">زیادی دارند.</text:span></text:p>
      <text:p text:style-name="P142"><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42"><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42"><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42"><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42"><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42"><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42"><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3"><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4"><text:span text:style-name="T16">در یک عنصر یعنی، اتم‌های آن با اتمی </text:span><text:span text:style-name="T20">ـــــ</text:span></text:p>
      <text:p text:style-name="P144"><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4"><text:span text:style-name="T21">پرسش – </text:span><text:span text:style-name="T16">چند مورد، حالت آزاد هیدروژن است؟</text:span></text:p>
      <text:p text:style-name="P63">۱)<text:tab/>H<text:tab/>۲)H-Cl<text:tab/>۳) H-H</text:p>
      <text:p text:style-name="P145"><text:span text:style-name="T21">روش شناسایی کاتیون‌های آهن ( واکنش‌ها، موازنه شوند. ) </text:span><text:span text:style-name="T16">( کاوش کنید ۱ صفحه ۱۹ )</text:span></text:p>
      <text:p text:style-name="P144"><text:span text:style-name="T16">ج) آزمایش ۱ صفحه ۱۹ ( شناسایی Fe^{2+} ) به کمک یون </text:span><text:span text:style-name="T20">ـــــ</text:span></text:p>
      <text:p text:style-name="P64">(aq)+ <text:s text:c="2"/>(aq) → <text:s text:c="2"/>(s)+ <text:s text:c="2"/>(aq)</text:p>
      <text:p text:style-name="P144"><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4"><text:span text:style-name="T16">پ) آزمایش ۲ صفحه ۱۹ ( شناسایی Fe^{3+} ) به کمک یون </text:span><text:span text:style-name="T20">ـــــ</text:span></text:p>
      <text:p text:style-name="P146"><text:span text:style-name="T20">(</text:span><text:span text:style-name="T16">aq)+ <text:s text:c="3"/>(aq) → <text:s text:c="2"/>(s)+ <text:s text:c="3"/>(aq)</text:span></text:p>
      <text:p text:style-name="P144"><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4"><text:span text:style-name="T16">تذکر: روش شناسایی یک ذره، باید </text:span><text:span text:style-name="T20">ـــــ </text:span><text:span text:style-name="T16">«ویژه» و مشخص، ایجاد کند، به شکلی که؛</text:span></text:p>
      <text:p text:style-name="P144"><text:span text:style-name="T16">یون مورد نظر/یون شناساگر، فقط با یون مورد نظر/یون شناساگر، آن </text:span><text:span text:style-name="T20">ـــــ </text:span><text:span text:style-name="T16">را ایجاد کند.</text:span></text:p>
      <text:p text:style-name="P144"><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4"><text:span text:style-name="T16">نکته ۲: در واکنش جابه‌جایی دوگانه، ظرفیت هر ذره، در دو طرف واکنش یکسان </text:span><text:span text:style-name="T20">ـــــ</text:span></text:p>
      <text:p text:style-name="P144"><text:span text:style-name="T16">آزمایش ۳ صفحه ۱۹: </text:span><text:span text:style-name="T20">( </text:span><text:span text:style-name="T16">واکنش‌ها موازنه شوند. ) ابتدا، میخ زنگ‌زده را در محلول Hcl وارد می‌کنیم:</text:span></text:p>
      <text:p text:style-name="P146"><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6"><text:span text:style-name="T16">پ) ____ (aq) + <text:s text:c="2"/>NaOH(aq) → </text:span><text:span text:style-name="T20">ـــــ </text:span><text:span text:style-name="T16">(s) + </text:span><text:span text:style-name="T20">ـــــ </text:span><text:span text:style-name="T16">(aq)</text:span></text:p>
      <text:p text:style-name="P144"><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4"><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4"><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4"><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7"><text:span text:style-name="T16">نتیجه: </text:span><text:span text:style-name="T20">ـــــ </text:span><text:span text:style-name="T16">از </text:span><text:span text:style-name="T20">ـــــ </text:span><text:span text:style-name="T16">واکنش‌پذیر‌تر است.</text:span></text:p>
      <text:p text:style-name="P147"><text:span text:style-name="T16">نکته ۳: در واکنش جابه‌جایی یگانه، حتماً در واکنش، بار </text:span><text:span text:style-name="T20">ـــــ </text:span><text:span text:style-name="T16">ذره تغییر می‌کند.</text:span></text:p>
      <text:p text:style-name="P147"><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7"><text:span text:style-name="T16">خوب است بدانیم:</text:span></text:p>
      <text:p text:style-name="P148"><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46">) در «شرایط یکسان»، فلز‌ها با واکنش‌پذیری </text:span>ـــــ <text:span text:style-name="T46">، تمایل </text:span>ـــــ <text:span text:style-name="T46">به تشکیل </text:span>ـــــ <text:span text:style-name="T46">نشان می‌دهند.</text:span></text:p>
      <text:p text:style-name="P68">ب) در «شرایط یکسان»، سرعت واکنش‌دادن در هوای مرطوب: <text:span text:style-name="T45">ـــــ &lt; ـــــ &lt; ـــــ</text:span></text:p>
      <text:p text:style-name="P68">پ) تأمین شرایط نگهداری فلز‌ها با واکنش‌پذیری <text:span text:style-name="T45">ـــــ </text:span>، دشوارتر است.</text:p>
      <text:p text:style-name="P69">( چون با کمترین مقدار مواد، از جمله <text:span text:style-name="T45">ـــــ </text:span>هوا، واکنش می‌دهند و فعالیت شیمیایی آن‌ها <text:span text:style-name="T45">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45">ـــــ</text:span></text:p>
      <text:p text:style-name="P69">ث)</text:p>
      <text:p text:style-name="P69">واکنش‌پذیری: Na <text:s text:c="6"/>C</text:p>
      <text:p text:style-name="P70">Na_2O + C(s) delta → <text:span text:style-name="T45">ـــــ</text:span></text:p>
      <text:p text:style-name="P70">CO_2(g) + Na(s) delta → <text:span text:style-name="T45">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45">ـــــ </text:span>(aq) + <text:span text:style-name="T45">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47">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8">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49">ـــــ ، ـــــ و ـــــ ـــــ را در نظر گرفت.</text:span></text:p>
      <text:p text:style-name="P80"><text:span text:style-name="T49">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49">با هم بیندیشیم صفحه ۲۷: «فرآیند استخراج فلز از طبیعت و بازگشت آن به‌ طبیعت»</text:span></text:p>
      <text:p text:style-name="P82"><text:span text:style-name="T49">الف) یکسان </text:span><text:span text:style-name="T50">ـــــ </text:span><text:span text:style-name="T49">( آهنگ مصرف<text:tab/><text:tab/>آهنگ بازگست به طبیعت )</text:span></text:p>
      <text:p text:style-name="P82"><text:span text:style-name="T49">ب) فلز‌ها، منابعی تجدید </text:span><text:span text:style-name="T50">ـــــ .</text:span></text:p>
      <text:p text:style-name="P82"><text:span text:style-name="T50">ب</text:span><text:span text:style-name="T49">ا تمام شدن معادن، دسترسی به آن‌ها </text:span><text:span text:style-name="T50">ـــــ </text:span><text:span text:style-name="T49">، و محدود به </text:span><text:span text:style-name="T50">ـــــ </text:span><text:span text:style-name="T49">است.</text:span></text:p>
      <text:p text:style-name="P82"><text:span text:style-name="T49">پ) بازیافت فلز‌ها از جمله آهن؛ ردپای CO_2 را کاهش می‌دهد. ( د / ن )</text:span></text:p>
      <text:p text:style-name="P82"><text:span text:style-name="T49">سبب کاهش سرعت گر‌مای جهانی می‌شود. ( د / ن )</text:span></text:p>
      <text:p text:style-name="P82"><text:span text:style-name="T49">گونه‌های زیستی بیشتری را از بین می‌برد. ( د / ن )</text:span></text:p>
      <text:p text:style-name="P82"><text:span text:style-name="T49">به توسعه پایدار کشور کمک می‌کند. ( د / ن )</text:span></text:p>
      <text:p text:style-name="P82"><text:span text:style-name="T49">پسماند سرانه فولاد </text:span><text:span text:style-name="T50">ـــــ </text:span><text:span text:style-name="T49">کیلوگرم است. با انرژی ذخیره شده از بازگردانی ۷ قوطی فولادی، می‌توان یک لامپ </text:span><text:span text:style-name="T57">۶۰</text:span><text:span text:style-name="T49"> واتی را حدود </text:span><text:span text:style-name="T57">۲۵</text:span><text:span text:style-name="T49"> ساعت روشن نگه داشت. در استخراج </text:span><text:span text:style-name="T57">۱</text:span><text:span text:style-name="T49"> کیلوگرم آهن، تقریباً </text:span><text:span text:style-name="T50">ـــــ </text:span><text:span text:style-name="T49">کیلوگرم سنگ معدن آهن، و </text:span><text:span text:style-name="T50">ـــــ </text:span><text:span text:style-name="T49">کیلوگرم از منابع معدنی دیگر مصرف می‌شود. در استخراج فلز، درصد کمی/زیادی از سنگ معدن به فلز تبدیل می‌شود.</text:span></text:p>
      <text:p text:style-name="P106"><text:span text:style-name="T49">NEW</text:span></text:p>
      <text:p text:style-name="P107"><text:span text:style-name="T49">ارزیابی چرخه عمر</text:span></text:p>
      <text:p text:style-name="P82"><text:span text:style-name="T49">چرخه عمر: میزان تأثیر یک فرآورده بر روی محیط زیست در طول مدت عمر آن.</text:span></text:p>
      <text:p text:style-name="P82"><text:span text:style-name="T49">ارزیابی چرخه عمر:تاثیر‌های هرفرآورده را در </text:span><text:span text:style-name="T57">۴</text:span><text:span text:style-name="T49"> مرحله، بررسی می‌کند:</text:span></text:p>
      <text:p text:style-name="P82"><text:span text:style-name="T49">۱: </text:span><text:span text:style-name="T50">ـــــ </text:span><text:span text:style-name="T49">و </text:span><text:span text:style-name="T50">ـــــ </text:span><text:span text:style-name="T49">مواد خام برای تولید فراورده<text:tab/>۲</text:span><text:span text:style-name="T50">: ـــــ<text:tab/><text:tab/></text:span><text:span text:style-name="T49">۳: </text:span><text:span text:style-name="T50">ـــــ<text:tab/><text:tab/></text:span><text:span text:style-name="T49">۴: </text:span><text:span text:style-name="T50">ـــــ</text:span></text:p>
      <text:p text:style-name="P82"><text:span text:style-name="T50">ا</text:span><text:span text:style-name="T49">رزیابی چرخه عمر، حاصل تلاش برای یافتن شاخص‌هایی است که کمک می‌کنند صنایع در مسیر بهره‌گیری از دانش فنی و تخصصی </text:span><text:span text:style-name="T57">سازگار‌تر با محیط زیست</text:span><text:span text:style-name="T49"> حرکت کنند، و رفتار و عمل‌کرد خود را در مسیر رسیدن به </text:span><text:span text:style-name="T58">توسعه پایدار</text:span><text:span text:style-name="T49"> «اصلاح» کنند.</text:span></text:p>
      <text:p text:style-name="P82"><text:span text:style-name="T49">بازیافت</text:span></text:p>
      <text:p text:style-name="P82"><text:span text:style-name="T49">حمل و نقل پسماندهای کاغذی سبب آلودگی هوا می‌شود.</text:span></text:p>
      <text:p text:style-name="P82"><text:span text:style-name="T49">حمل و نقل پسماند‌های پلاستیکی و ذوب کردن آن‌ها انرژی مصرف می‌کند و سبب آلودگی هوا می‌شود.</text:span></text:p>
      <text:p text:style-name="P82"><text:span text:style-name="T49">سوزاندن زباله</text:span></text:p>
      <text:p text:style-name="P82"><text:span text:style-name="T49">سبب انتشار گاز‌های گلخانه‌ای و آلودگی هوا می‌شود.</text:span></text:p>
      <text:p text:style-name="P82"><text:span text:style-name="T49">دفن‌کردن</text:span></text:p>
      <text:p text:style-name="P82"><text:span text:style-name="T49">تجزینه می‌شود. گاز متان ( آلاینده هوا ) تولید می‌کند.</text:span></text:p>
      <text:p text:style-name="P82"><text:span text:style-name="T49">(عملا) تجزیه نمی‌شود و سالیان طولانی در زمین باقی می‌ماند.</text:span></text:p>
      <text:p text:style-name="P82"><text:span text:style-name="T49">تأثیر مصرف فرآورده روی محیط زیست*</text:span></text:p>
      <text:p text:style-name="P82"><text:span text:style-name="T49">آلودگی هووا را به دنبال دارد.*</text:span></text:p>
      <text:p text:style-name="P82"><text:soft-page-break/><text:span text:style-name="T49">سبب آلودگی هوا، خاک و آب می‌شود.*</text:span></text:p>
      <text:p text:style-name="P82"><text:span text:style-name="T49">تأثیر روی محیط زیست</text:span></text:p>
      <text:p text:style-name="P82"><text:span text:style-name="T49">در تولید کاغذ آب به مقدار زیاد و مواد شیمیایی مضر برای محیط زیست مصرف می‌شود.</text:span></text:p>
      <text:p text:style-name="P82"><text:span text:style-name="T49">در پالایش نفت خام و واکنش پلیمری شدن انرژی زیادی مصرف می‌شود.</text:span></text:p>
      <text:p text:style-name="P82"><text:span text:style-name="T49">تأثیر حمل و نقل ماده خام بر محیط زیست*</text:span></text:p>
      <text:p text:style-name="P82"><text:span text:style-name="T49">سبب آلودگی هوا می‌شود.*</text:span></text:p>
      <text:p text:style-name="P82"><text:span text:style-name="T49">سبب آلودگی هوا می‌شود.*</text:span></text:p>
      <text:p text:style-name="P82"><text:span text:style-name="T49">تأثیر تولید ماده خام بر محیط زیست</text:span></text:p>
      <text:p text:style-name="P82"><text:span text:style-name="T49">با بریدن درختان زیستگاه جانداران زیادی تخریب می‌شود.</text:span></text:p>
      <text:p text:style-name="P82"><text:span text:style-name="T49">در استخراج نفت خام، انرژی زیادی مصرف می‌شود.</text:span></text:p>
      <text:p text:style-name="P82"><text:span text:style-name="T49">پایداری تأمین ماده اولیه یا خام</text:span></text:p>
      <text:p text:style-name="P82"><text:span text:style-name="T49">نسبتاً پایدار ( می‌توان تعداد زیادی درخت کاشت )</text:span></text:p>
      <text:p text:style-name="P82"><text:span text:style-name="T49">ناپایدار ( نفت، تجدیدناشدنی است. )</text:span></text:p>
      <text:p text:style-name="P82"><text:span text:style-name="T49">ماده اولیه یا خام</text:span></text:p>
      <text:p text:style-name="P82"><text:span text:style-name="T49">درخت</text:span></text:p>
      <text:p text:style-name="P82"><text:span text:style-name="T49">نفت خام</text:span></text:p>
      <text:p text:style-name="P82"><text:span text:style-name="T49">مراحل چرخه عمر</text:span></text:p>
      <text:p text:style-name="P82"><text:span text:style-name="T49">پاکت کاغذی</text:span></text:p>
      <text:p text:style-name="P82"><text:span text:style-name="T49">کیسه پلاستیکی</text:span></text:p>
      <text:p text:style-name="P82"><text:span text:style-name="T49">مرحله ۱: استخراج و تولید مواد اولیه و خام<text:tab/>۲: مرحله تولید<text:tab/>۳: مرحله مصرف<text:tab/>۴: مرحله دفع</text:span></text:p>
      <text:p text:style-name="P82"><text:span text:style-name="T49"/></text:p>
      <text:p text:style-name="P108"><text:span text:style-name="T49">نفت</text:span></text:p>
      <text:p text:style-name="P83"><text:span text:style-name="T49"><text:s/>نفت خام، یکی از سوخت‌های </text:span><text:span text:style-name="T50">ـــــ </text:span><text:span text:style-name="T49">است که به شکل مایعی </text:span><text:span text:style-name="T50">ـــــ </text:span><text:span text:style-name="T49">، </text:span><text:span text:style-name="T50">ـــــ </text:span><text:span text:style-name="T49">رنگ یا </text:span><text:span text:style-name="T50">ـــــ </text:span><text:span text:style-name="T49">( متمایل به </text:span><text:span text:style-name="T50">ـــــ </text:span><text:span text:style-name="T49">) از زمین بیرون کشیده می‌شود.</text:span></text:p>
      <text:p text:style-name="P83"><text:span text:style-name="T49">نفت خام در دنیای کنونی، دو نقش اساسی دارد: «منبع تأمین </text:span><text:span text:style-name="T50">ـــــ </text:span><text:span text:style-name="T49">» و « </text:span><text:span text:style-name="T50">ـــــ </text:span><text:span text:style-name="T49">اولیه برای تهیه </text:span><text:span text:style-name="T57">مواد</text:span><text:span text:style-name="T49"> و </text:span><text:span text:style-name="T57">کالاها</text:span><text:span text:style-name="T49">»</text:span></text:p>
      <text:p text:style-name="P83"><text:span text:style-name="T49">مصرف روزانه نفت خام ( ۸۰،۰۰۰،۰۰۰ بشکه )</text:span></text:p>
      <text:p text:style-name="P83"><text:span text:style-name="T49">نیمی: سوخت </text:span><text:span text:style-name="T50">ـــــ ـــــ </text:span><text:span text:style-name="T49">( حدود ٪ </text:span><text:span text:style-name="T50">ـــــ </text:span><text:span text:style-name="T49">)</text:span></text:p>
      <text:p text:style-name="P83"><text:span text:style-name="T49">نیمی: ← تأمین </text:span><text:span text:style-name="T50">ـــــ </text:span><text:span text:style-name="T49">و انرژی </text:span><text:span text:style-name="T50">ـــــ </text:span><text:span text:style-name="T49">( حدود ٪ </text:span><text:span text:style-name="T50">ـــــ </text:span><text:span text:style-name="T49">)</text:span></text:p>
      <text:p text:style-name="P83"><text:span text:style-name="T49"><text:tab/>← تولید </text:span><text:span text:style-name="T50">ـــــ </text:span><text:span text:style-name="T49">و </text:span><text:span text:style-name="T50">ـــــ </text:span><text:span text:style-name="T49">، </text:span><text:span text:style-name="T50">ـــــ </text:span><text:span text:style-name="T49">ها، مواد </text:span><text:span text:style-name="T50">ـــــ </text:span><text:span text:style-name="T49">و </text:span><text:span text:style-name="T50">ـــــ </text:span><text:span text:style-name="T49">، </text:span><text:span text:style-name="T50">ـــــ </text:span><text:span text:style-name="T49">، </text:span><text:span text:style-name="T50">ـــــ </text:span><text:span text:style-name="T49">، مواد </text:span><text:span text:style-name="T50">ـــــ </text:span><text:span text:style-name="T49">و </text:span><text:span text:style-name="T50">ـــــ </text:span><text:span text:style-name="T49">( حدود ٪ </text:span><text:span text:style-name="T50">ـــــ </text:span><text:span text:style-name="T49">)</text:span></text:p>
      <text:p text:style-name="P83"><text:span text:style-name="T49">نفت خام، مخلوطی از هزاران ترکیب شیمیایی است که بخش عمده آن را </text:span><text:span text:style-name="T50">ـــــ </text:span><text:span text:style-name="T49">‌های گوناگون تشکیل می‌دهند. عنصر اصلی سازنده نفت خام، </text:span><text:span text:style-name="T50">ـــــ </text:span><text:span text:style-name="T49">است. کربن، اساس استخوان‌بندی </text:span><text:span text:style-name="T50">ـــــ ـــــ </text:span><text:span text:style-name="T49">ها است.</text:span></text:p>
      <text:p text:style-name="P83"><text:span text:style-name="T49">کربن در خانه شماره </text:span><text:span text:style-name="T50">ـــــ </text:span><text:span text:style-name="T49">جدون دوره‌ای جای دارد. ( سرگروه گروه </text:span><text:span text:style-name="T50">ـــــ </text:span><text:span text:style-name="T49">) و اتم آن، در لایه ظرفیت خود </text:span><text:span text:style-name="T50">ـــــ </text:span><text:span text:style-name="T49">الکترون دارد. خوب است بدانیم صفحه ۳۰. الف) آرایش الکترونی فشرده::</text:span></text:p>
      <text:p text:style-name="P83"><text:span text:style-name="T49">ب) آرایش الکترون نکته‌ای اتم کربن:</text:span></text:p>
      <text:p text:style-name="P83"><text:span text:style-name="T49">پ) انواع پیوند اشتراکی ( برای رسیدن به آرایش هشتایی ): </text:span><text:span text:style-name="T50">ـــــ </text:span><text:span text:style-name="T49">، </text:span><text:span text:style-name="T50">ـــــ </text:span><text:span text:style-name="T49">و </text:span><text:span text:style-name="T50">ـــــ</text:span></text:p>
      <text:p text:style-name="P83"><text:span text:style-name="T50">م</text:span><text:span text:style-name="T49">ثال) تشکیل متان ( CH_4 ):</text:span></text:p>
      <text:p text:style-name="P83"><text:span text:style-name="T49"/></text:p>
      <text:p text:style-name="P84"><text:span text:style-name="T49">تمرین: آرایش الکترون نقطه‌ای اتم‌های زیر را رسم کنید:</text:span></text:p>
      <text:p text:style-name="P85"><text:span text:style-name="T49">الف) بیشترین تعداد الکترون لایه ظرفیت، مربوط به کدام گروه است؟ گروه </text:span><text:span text:style-name="T50">ـــــ </text:span><text:span text:style-name="T49">( </text:span><text:span text:style-name="T50">ـــــ </text:span><text:span text:style-name="T49">الکترون ظرفیتی )</text:span></text:p>
      <text:p text:style-name="P85"><text:span text:style-name="T49">ب) بیشترین تعداد الکترون منفرد ( تکی ) مربوط به کدام گروه است؟</text:span></text:p>
      <text:p text:style-name="P85"><text:span text:style-name="T49">گروه </text:span><text:span text:style-name="T50">ـــــ </text:span><text:span text:style-name="T49">( </text:span><text:span text:style-name="T50">ـــــ </text:span><text:span text:style-name="T49">تک الکترون)</text:span></text:p>
      <text:p text:style-name="P85"><text:span text:style-name="T49">پ) ظرفیت عناصر کدام گروه، بیشتر است؟ چرا؟</text:span></text:p>
      <text:p text:style-name="P85"><text:span text:style-name="T49">گروه </text:span><text:span text:style-name="T50">ـــــ </text:span><text:span text:style-name="T49">( ظرفیت </text:span><text:span text:style-name="T50">ـــــ </text:span><text:span text:style-name="T49">) ← ظرفیت اصلی گروه</text:span></text:p>
      <text:p text:style-name="P85"><text:span text:style-name="T49">مشاهده</text:span></text:p>
      <text:p text:style-name="P85"><text:span text:style-name="T49">A) اتم </text:span><text:span text:style-name="T50">ـــــ </text:span><text:span text:style-name="T49">و</text:span><text:span text:style-name="T50">ـــــ </text:span><text:span text:style-name="T49">می‌توانند بیش از سایر فلز‌ها پیوند اشتراکی ایجاد کنند.. ( با ظرفیت اصلی خود )</text:span></text:p>
      <text:p text:style-name="P85"><text:span text:style-name="T49">B) اتم </text:span><text:span text:style-name="T50">ـــــ </text:span><text:span text:style-name="T49">( و البته </text:span><text:span text:style-name="T50">ـــــ </text:span><text:span text:style-name="T49">، </text:span><text:span text:style-name="T50">ـــــ </text:span><text:span text:style-name="T49">و </text:span><text:span text:style-name="T50">ـــــ </text:span><text:span text:style-name="T49">) می‌توانند پیوند‌های دوگانه و اتم‌های </text:span><text:span text:style-name="T50">ـــــ </text:span><text:span text:style-name="T49">، </text:span><text:span text:style-name="T50">ـــــ </text:span><text:span text:style-name="T49">و </text:span><text:span text:style-name="T50">ـــــ </text:span><text:span text:style-name="T49">می‌توانند پیوند سه‌گانه ایجاد کنند.</text:span></text:p>
      <text:p text:style-name="P85"><text:span text:style-name="T49">نتیجه: </text:span><text:span text:style-name="T66">بیشترین</text:span><text:span text:style-name="T49"> و </text:span><text:span text:style-name="T66">متنوع‌ترین</text:span><text:span text:style-name="T49"> ترکیبات، باید مربوط به گروه </text:span><text:span text:style-name="T50">ـــــ </text:span><text:span text:style-name="T49">باشد:</text:span></text:p>
      <text:p text:style-name="P85"><text:span text:style-name="T49">ـــــ شازنده اصلی مولکول‌های زیستی و ـــــ سازنده اصلی جهان غیرزنده است.</text:span></text:p>
      <text:p text:style-name="P85"><text:span text:style-name="T49">ترکیبات </text:span><text:span text:style-name="T57">کربن</text:span><text:span text:style-name="T49"> از سیلیسیم بسیار ـــــ است چون ← پیوند‌های ـــــ تشکیل می‌دهد ( دلیل: طول پیوند ـــــ )</text:span></text:p>
      <text:p text:style-name="P85"><text:span text:style-name="T49"><text:tab/><text:tab/><text:tab/><text:tab/><text:tab/> ← توانایی تشکیل پیوند ـــــ و ـــــ و ـــــ را نیز دارد. ( شکل ۱۵ و ۱۶ صفحه ۳۱ )</text:span></text:p>
      <text:p text:style-name="P85"><text:span text:style-name="T49">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49">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49">یادآوری:تعریف و مقایسه «آلوتروپ، ایزوتوپ، ایزومر»</text:span></text:p>
      <text:p text:style-name="P109"><text:span text:style-name="T49"/></text:p>
      <text:p text:style-name="P110"><text:span text:style-name="T49">آلکان‌ها <text:s/>( C_nH )</text:span></text:p>
      <text:p text:style-name="P86"><text:span text:style-name="T49">دسته‌ای از هیدروکربن‌ها هستند که در آن‌ها، هر اتم کربن با </text:span><text:span text:style-name="T51">ـــــ </text:span><text:span text:style-name="T49">پیوند یگانه به اتم‌های دیگر متصل شده است ( یعنی حتماً با </text:span><text:span text:style-name="T51">ـــــ </text:span><text:span text:style-name="T49">اتم دیگر پیوند دارد. ). </text:span><text:span text:style-name="T51">ـــــ </text:span><text:span text:style-name="T49">( CH_4 ) ساده‌ترین و نخستین عضو خانواده آلکان است. سایر اعضای خانواده، تعداد </text:span><text:span text:style-name="T51">ـــــ </text:span><text:span text:style-name="T49">های بیشتری دارند، که البته اتم‌های </text:span><text:span text:style-name="T51">ـــــ </text:span><text:span text:style-name="T49">آن‌ها نیز بیشتر می‌شود.</text:span></text:p>
      <text:p text:style-name="P86"><text:span text:style-name="T49">( هر اتم کربن به </text:span><text:span text:style-name="T51">ـــــ </text:span><text:span text:style-name="T49">یا </text:span><text:span text:style-name="T51">ـــــ </text:span><text:span text:style-name="T49">اتم کربن در زنجیر کربنی متصل است. )</text:span></text:p>
      <text:p text:style-name="P86"><text:span text:style-name="T49">آلکان‌ها<text:tab/><text:tab/>← </text:span><text:span text:style-name="T51">ـــــ : </text:span><text:span text:style-name="T49">اتم‌های </text:span><text:span text:style-name="T51">ـــــ </text:span><text:span text:style-name="T49">همانند یک </text:span><text:span text:style-name="T51">ـــــ </text:span><text:span text:style-name="T49">به دنبال هم قرار دارند. ( شکل ۱۸ الف)</text:span></text:p>
      <text:p text:style-name="P86"><text:span text:style-name="T49"><text:tab/><text:tab/>← </text:span><text:span text:style-name="T51">ـــــ : </text:span><text:span text:style-name="T49">برخی اتم‌های کربن به شکل شاخه </text:span><text:span text:style-name="T51">ـــــ </text:span><text:span text:style-name="T49">( </text:span><text:span text:style-name="T51">ـــــ </text:span><text:span text:style-name="T49">) به زنجیر اصلی متصل است ( شکل ۱۸ ب )</text:span></text:p>
      <text:p text:style-name="P86"><text:span text:style-name="T49">( برخی اتم‌های کربن به </text:span><text:span text:style-name="T51">ـــــ </text:span><text:span text:style-name="T49">یا </text:span><text:span text:style-name="T51">ـــــ </text:span><text:span text:style-name="T49">اتم کربن در زنجیر متصل هستند. )</text:span></text:p>
      <text:p text:style-name="P111"><text:span text:style-name="T49">پرسش –</text:span><text:span text:style-name="T60"> کوچک‌ترین آلکانی که همه انواع کربن را دارد، چند اتم هیدروژن دارد؟ ( آلکان زنجیری ← حلقوی نباشد )</text:span></text:p>
      <text:p text:style-name="P111"><text:span text:style-name="T60"/></text:p>
      <text:p text:style-name="P111"><text:span text:style-name="T49">مدل پیوند – خط</text:span></text:p>
      <text:p text:style-name="P111"><text:span text:style-name="T49"><text:s/></text:span><text:span text:style-name="T60">در این روش، اتم‌های کربن با نقطه و پیوند بین آن‌ها با خط‌تیره ( پاره خط ) نشان داده می‌شوند.</text:span></text:p>
      <text:p text:style-name="P111"><text:span text:style-name="T60">اتم‌های هیدروژن، و نیز پیوند‌های C-H نشان داده </text:span><text:span text:style-name="T61">ـــــ </text:span><text:span text:style-name="T60">( H متصل به اتم‌های دیگر، نشان داده </text:span><text:span text:style-name="T61">ـــــ </text:span><text:span text:style-name="T60">)</text:span></text:p>
      <text:p text:style-name="P111"><text:span text:style-name="T60">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1">ـــــ .</text:span></text:p>
      <text:p text:style-name="P111"><text:span text:style-name="T61">خ</text:span><text:span text:style-name="T60">وب است بدانیم صفحه ۳۳: فرمول «ساختاری» یا «پیوند – خط» به همراه فرمول مولکولی را برای هر ترکیب نمایش دهید:</text:span></text:p>
      <text:p text:style-name="P111"><text:span text:style-name="T60">الف)<text:tab/><text:tab/><text:tab/>ب)</text:span></text:p>
      <text:p text:style-name="P111"><text:span text:style-name="T60">پ)<text:tab/><text:tab/><text:tab/>ت)</text:span></text:p>
      <text:p text:style-name="P111"><text:span text:style-name="T60">تمرین: با مدل پیوند – خط نمایش دهید:</text:span></text:p>
      <text:p text:style-name="P112"><text:span text:style-name="T60">CH(CH_3) – CH(CH_3)_2</text:span></text:p>
      <text:p text:style-name="P112"><text:span text:style-name="T60">C_3H_7OH</text:span></text:p>
      <text:p text:style-name="P112"><text:span text:style-name="T60"/></text:p>
      <text:p text:style-name="P113"><text:span text:style-name="T60">شمار اتم‌های کربن نقش مهمی در تعیین </text:span><text:span text:style-name="T61">ـــــ </text:span><text:span text:style-name="T60">هیدروکربن‌ها دارد. با تغییر تعداد C، </text:span><text:span text:style-name="T61">ـــــ </text:span><text:span text:style-name="T60">مولکول</text:span></text:p>
      <text:p text:style-name="P114"><text:span text:style-name="T60">و نیز </text:span><text:span text:style-name="T61">ـــــ </text:span><text:span text:style-name="T60">مولکولی تغییر می‌یابد ← تغییر نیروی ـــــ مولکولی، نقطه ـــــ و غیره</text:span></text:p>
      <text:p text:style-name="P116"><text:span text:style-name="T60">با هم بیندیشیم ۱ صفحه ۳۴: ( جمع‌بندی مهم )</text:span></text:p>
      <text:p text:style-name="P116"><text:span text:style-name="T60">بزرگ شدن اندازه مولکول<text:tab/>← </text:span><text:span text:style-name="T62">ـــــ </text:span><text:span text:style-name="T60">نقطه جوش</text:span></text:p>
      <text:p text:style-name="P116"><text:span text:style-name="T60"><text:tab/><text:tab/><text:tab/>← </text:span><text:span text:style-name="T62">ـــــ </text:span><text:span text:style-name="T60">فرار بودن ( تمایل برای تبدیل به گاز )</text:span></text:p>
      <text:p text:style-name="P115"><text:span text:style-name="T60">ـــــ </text:span><text:span text:style-name="T63">گران روی ( </text:span><text:span text:style-name="T60">ـــــ </text:span><text:span text:style-name="T63">مقاوت در برابر جاری شدن )</text:span></text:p>
      <text:p text:style-name="P117"><text:span text:style-name="T60">الف) با افزایش شمار کربن ← </text:span><text:span text:style-name="T62">ـــــ </text:span><text:span text:style-name="T60">نقطه جوش آلکان در فشار ۱ اتمسفر ← </text:span><text:span text:style-name="T62">ـــــ </text:span><text:span text:style-name="T60">تعداد مولکول‌هایی که تبخیر می‌گردند ( </text:span><text:span text:style-name="T62">ـــــ </text:span><text:span text:style-name="T60">فشار بخار )</text:span></text:p>
      <text:p text:style-name="P117"><text:span text:style-name="T60">ب) نقطه جوش: C_{12}H_{26}<text:tab/><text:tab/>C_{21}H_{44}</text:span></text:p>
      <text:p text:style-name="P117"><text:span text:style-name="T60">پ) گران‌روی: C_{10}H_{22}<text:tab/><text:tab/>C_6H_{14}</text:span></text:p>
      <text:p text:style-name="P117"><text:span text:style-name="T60">فرار بودن: C_{10}H_{22}<text:tab/><text:tab/>C_6H_{14}</text:span></text:p>
      <text:p text:style-name="P117"><text:span text:style-name="T60">ت) گشتاور دو قطبی آلکان‌ها حدود </text:span><text:span text:style-name="T62">ـــــ </text:span><text:span text:style-name="T60">است ( یعنی </text:span><text:span text:style-name="T62">ـــــ </text:span><text:span text:style-name="T60">هستند. )</text:span></text:p>
      <text:p text:style-name="P117"><text:span text:style-name="T60">ث) نیروی بین مولکولی در آلکان‌ها از نوع </text:span><text:span text:style-name="T62">ـــــ ـــــ ـــــ </text:span><text:span text:style-name="T60">است. افزایش شمار اتم‌های کربن، باعث </text:span><text:span text:style-name="T62">ـــــ </text:span><text:span text:style-name="T60">قدرت نیروی بین مولکولی، ( و </text:span><text:span text:style-name="T62">ـــــ </text:span><text:span text:style-name="T60">جرم و حجم مولکول ) و باعث </text:span><text:span text:style-name="T62">ـــــ </text:span><text:span text:style-name="T60">نقطه جوش می‌شود.</text:span></text:p>
      <text:p text:style-name="P117"><text:span text:style-name="T60">ج) با بزرگ‌تر شدن زنجیر کربنی، گران‌روی </text:span><text:span text:style-name="T62">ـــــ </text:span><text:span text:style-name="T60">می‌یابد چون مقاومت مولکول‌های بزرگ‌تر ددر برابر جاری شدن </text:span><text:span text:style-name="T62">ـــــ </text:span><text:span text:style-name="T60">است.</text:span></text:p>
      <text:p text:style-name="P117"><text:span text:style-name="T60">چ) چسبندگی: C_{18}H_{38}<text:tab/><text:tab/>C_{25}H_{52} (نیروی بین مولکولی (واندروالسی) در </text:span><text:span text:style-name="T62">ـــــ </text:span><text:span text:style-name="T60">قوی‌تر است. )</text:span></text:p>
      <text:p text:style-name="P117"><text:span text:style-name="T60"><text:tab/><text:tab/>( </text:span><text:span text:style-name="T62">ـــــ </text:span><text:span text:style-name="T60">)<text:tab/><text:tab/><text:tab/><text:tab/>(</text:span><text:span text:style-name="T62"> ـــــ </text:span><text:span text:style-name="T60">)</text:span></text:p>
      <text:p text:style-name="P117"><text:span text:style-name="T60">با هم بیندیشیم ۲ صفحه ۳۵</text:span></text:p>
      <text:p text:style-name="P117"><text:span text:style-name="T60">الف) آلکان‌های </text:span><text:span text:style-name="T62">ـــــ </text:span><text:span text:style-name="T60">تا </text:span><text:span text:style-name="T62">ـــــ </text:span><text:span text:style-name="T60">کربنه در دمای ۲۲ درجه سانتی‌گراد به حالت گاز هستند.</text:span></text:p>
      <text:p text:style-name="P118"><text:span text:style-name="T60">ب) با افزایش جرم مولی آ</text:span><text:span text:style-name="T64">لکان، نقطه جوش </text:span><text:span text:style-name="T62">ـــــ </text:span><text:span text:style-name="T64">می‌یابد !!! ( این، </text:span><text:span text:style-name="T59">۴۰</text:span><text:span text:style-name="T64"> بار! )</text:span></text:p>
      <text:p text:style-name="P119"><text:span text:style-name="T64">آ</text:span><text:span text:style-name="T60">لکان‌ها به دلیل </text:span><text:span text:style-name="T62">ـــــ </text:span><text:span text:style-name="T60">بودن، در آب </text:span><text:span text:style-name="T62">ـــــ </text:span><text:span text:style-name="T60">و می‌توان از آن‌ها برای حفاظت </text:span><text:span text:style-name="T62">ـــــ </text:span><text:span text:style-name="T60">استفاده کرد. قرار دادن فلز در آلکان‌های </text:span><text:span text:style-name="T62">ـــــ </text:span><text:span text:style-name="T60">یا </text:span><text:span text:style-name="T62">ـــــ </text:span><text:span text:style-name="T60">کردن سطح فلز‌ها و وسایل فلزی با آنها، مانع از رسیدن </text:span><text:span text:style-name="T62">ـــــ </text:span><text:span text:style-name="T60">به سطح فلز می‌شود و از </text:span><text:span text:style-name="T62">ـــــ </text:span><text:span text:style-name="T60">فلز جلوگیری می‌کند.</text:span></text:p>
      <text:p text:style-name="P120"><text:span text:style-name="T60">آلکان‌ها، ترکیباتی سیر </text:span><text:span text:style-name="T62">ـــــ </text:span><text:span text:style-name="T60">هستند، ( هر اتم کربن به </text:span><text:span text:style-name="T62">ـــــ </text:span><text:span text:style-name="T60">اتم دیگر متصل است ). پیوند‌های آن‌ها فقط اشتراکی </text:span><text:span text:style-name="T62">ـــــ </text:span><text:span text:style-name="T60">است. ( دوگانه و سه‌گانه </text:span><text:span text:style-name="T62">ـــــ </text:span><text:span text:style-name="T60">). آلکان‌ها تمایل زیادی برای واکنش شیمیایی </text:span><text:span text:style-name="T62">ـــــ .</text:span></text:p>
      <text:p text:style-name="P121"><text:span text:style-name="T62">آ</text:span><text:span text:style-name="T60">گر آلکان‌ها را </text:span><text:span text:style-name="T65">استنشاق</text:span><text:span text:style-name="T60"> کنیم</text:span><text:span text:style-name="T65">، میزان سمی بودن آن‌ها </text:span><text:span text:style-name="T62">ـــــ </text:span><text:span text:style-name="T65">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0">خوب است بدانیم صفحه ۳۶: گشتاور دو قطبی مولکول‌های سازنده چربی‌ها، حدود ـــــ است. ( چربی‌ها، ـــــ هستند. )</text:span></text:p>
      <text:p text:style-name="P122"><text:span text:style-name="T60">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0">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49">«نامگذاری آلکان‌ها» </text:span><text:span text:style-name="T60">( پیوند با ریاضی صفحه ۳۵ )</text:span></text:p>
      <text:p text:style-name="P122"><text:span text:style-name="T60">واژه «آلکان» از دو جزء ساخته شده است. به جای لفظ «آلکـ» همواره کلمه‌ای قرار می‌گیرد که ـــــ اتم کربن را مشخص می‌کند.</text:span></text:p>
      <text:p text:style-name="P122"><text:span text:style-name="T60">اعداد یونانی ا تا ۴ به ترتیب</text:span></text:p>
      <text:p text:style-name="P121"><text:span text:style-name="T65">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2">«</text:span><text:span text:style-name="T49">نامگذاری آلکان‌های شاخه‌دار»</text:span></text:p>
      <text:p text:style-name="P87"><text:span text:style-name="T49">برای نام‌گذاری آلکان‌های شاخه‌دار، باید:</text:span></text:p>
      <text:p text:style-name="P87"><text:span text:style-name="T49">۱) نام شاخه‌های جانبی ( فرعی ) را بدانیم:</text:span></text:p>
      <text:p text:style-name="P88"><text:span text:style-name="T49">آلکان \ce{-&gt;[-H]} ـــــ<text:tab/><text:tab/><text:tab/>\ce{CH4 -&gt; -CH3}<text:tab/><text:tab/>\ce{C2H6 -&gt; -C2H5(-CH2CH3)}</text:span></text:p>
      <text:p text:style-name="P87"><text:span text:style-name="T49"><text:tab/>( ـــــ )<text:tab/><text:tab/><text:tab/><text:tab/><text:tab/><text:tab/>( ـــــ )</text:span></text:p>
      <text:p text:style-name="P87"><text:span text:style-name="T49">۲) سپس باید زنجیر اصلی را </text:span><text:span text:style-name="T57">به درستی</text:span><text:span text:style-name="T49"> انتخاب کنیم: زنجیری که بیشترین تعداد ـــــ را دارد.</text:span></text:p>
      <text:p text:style-name="P87"><text:span text:style-name="T49">( به شرطی که از هر کربن فقط ۱ بار عبور کنیم.) در هر مورد، دور زنجیر اصلی، کادر بکشید:</text:span></text:p>
      <text:p text:style-name="P87"><text:span text:style-name="T49"/></text:p>
      <text:p text:style-name="P87"><text:span text:style-name="T49">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49">نکته ۲: گروه آلکی</text:span><text:span text:style-name="T54">ل</text:span><text:span text:style-name="T49">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49"/></text:p>
      <text:p text:style-name="P87"><text:span text:style-name="T49">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49">( سه ترکیب قسمت ۲ را شماره گذاری نمایید.)</text:span></text:p>
      <text:p text:style-name="P87"><text:span text:style-name="T49">۴) نامگذاری:</text:span></text:p>
      <text:p text:style-name="P87"><text:span text:style-name="T49">&gt;&gt;&gt; اگر تعداد شاخه یکی باشد: شماره اتصال و نام شاخه ـــــ و سپس نام ـــــ ـــــ ذکر می‌شود:</text:span></text:p>
      <text:p text:style-name="P89"><text:span text:style-name="T49">با هم بیندیشیم ۱ صفحه ۳۷:</text:span></text:p>
      <text:p text:style-name="P90"><text:span text:style-name="T49">الف) اعداد، نشانگر شماره </text:span><text:span text:style-name="T53">ـــــ </text:span><text:span text:style-name="T49">در </text:span><text:span text:style-name="T53">ـــــ </text:span><text:span text:style-name="T49">اصلی است که </text:span><text:span text:style-name="T53">ـــــ </text:span><text:span text:style-name="T49">فرعی به آن متصل شده است و واژه بعد از آن، </text:span><text:span text:style-name="T53">ـــــ </text:span><text:span text:style-name="T49">شاخه فرعی را نشان می‌دهد. واژه بعدی، نام </text:span><text:span text:style-name="T53">ـــــ ـــــ </text:span><text:span text:style-name="T49">است.</text:span></text:p>
      <text:p text:style-name="P90"><text:span text:style-name="T49">ب) شباهت این دو ترکیب، در تعداد کل </text:span><text:span text:style-name="T53">ـــــ </text:span><text:span text:style-name="T49">در ترکیب، و نیز تعداد کربن </text:span><text:span text:style-name="T53">ـــــ ـــــ </text:span><text:span text:style-name="T49">و نیز، تعداد کربن و نوع </text:span><text:span text:style-name="T53">ـــــ ـــــ </text:span><text:span text:style-name="T49">است.</text:span></text:p>
      <text:p text:style-name="P90"><text:span text:style-name="T49">تفاوت این دو ترکیب، در </text:span><text:span text:style-name="T53">ـــــ ـــــ </text:span><text:span text:style-name="T49">اتصال شاخه فرعی است.</text:span></text:p>
      <text:p text:style-name="P90"><text:span text:style-name="T49">با هم بیندیشیم ۲:</text:span></text:p>
      <text:p text:style-name="P90"><text:span text:style-name="T49">۳- متیل هگزان<text:tab/><text:tab/><text:tab/><text:tab/><text:tab/><text:tab/><text:tab/>۴- متیل هپتان</text:span></text:p>
      <text:p text:style-name="P90"><text:span text:style-name="T49">با هم بیندیشیم ۳:</text:span></text:p>
      <text:p text:style-name="P90"><text:span text:style-name="T49">با هم بیندیشیم ۴:</text:span></text:p>
      <text:p text:style-name="P90"><text:span text:style-name="T49">انتخاب زنجیر<text:tab/><text:tab/><text:tab/>انتخاب زنجیر جهت شماره‌گذاری<text:tab/><text:tab/><text:tab/>انتخب زنجیر جهت شماره‌گذاری</text:span></text:p>
      <text:p text:style-name="P90"><text:span text:style-name="T49">نام نادرست:<text:tab/><text:tab/><text:tab/><text:tab/>نام نادرست:<text:tab/><text:tab/><text:tab/><text:tab/><text:tab/>نام درست:</text:span></text:p>
      <text:p text:style-name="P91"><text:span text:style-name="T49">نکته مهم: متیل در کربن اول، اتیل در کربن اول و دوم، پروپیل در کربن‌های اول، دوم و سوم زنجیر، شاخه فرعی </text:span><text:span text:style-name="T53">ـــــ ـــــ </text:span><text:span text:style-name="T49">و ادامه زنجیر محسوب </text:span><text:span text:style-name="T53">ـــــ</text:span></text:p>
      <text:p text:style-name="P91"><text:span text:style-name="T53">خ</text:span><text:span text:style-name="T49">وب است بدانیم ۱ الف صفحه ۳۸</text:span></text:p>
      <text:p text:style-name="P91"><text:span text:style-name="T49">تمرین دوره‌ای ۵ قسمت (پ)</text:span></text:p>
      <text:p text:style-name="P91"><text:span text:style-name="T49">خوب است بدانیم ۲ صفحه ۳۹</text:span></text:p>
      <text:p text:style-name="P91"><text:span text:style-name="T49"/></text:p>
      <text:p text:style-name="P92"><text:span text:style-name="T49">نتیجه:</text:span></text:p>
      <text:p text:style-name="P93"><text:span text:style-name="T49">متیل در کربن اول، اتیل در کربن دوم، پروپیل در کربن سوم ( و غیره ) نیز ادامه </text:span><text:span text:style-name="T53">ـــــ ـــــ </text:span><text:span text:style-name="T49">به شماره می‌روند، و شاخه فرعی </text:span><text:span text:style-name="T53">ـــــ .</text:span></text:p>
      <text:p text:style-name="P93"><text:span text:style-name="T53">ن</text:span><text:span text:style-name="T49">کته: هالوژن‌ها نیز می‌توانند به عنوان شاخه فرعی در ترکیب‌های آلی محسوب شوند.</text:span></text:p>
      <text:p text:style-name="P93"><text:span text:style-name="T49">در نامگذاری، پسوند «ـو» به نام هالوژن افزوده می‌شود.</text:span></text:p>
      <text:p text:style-name="P93"><text:span text:style-name="T49">تذکر مهم: هالوژن‌ها ( برخلاف گروه‌های آلکیل</text:span><text:span text:style-name="T55"> ) در کربن اول زنجیر نیز شاخه فرعی می‌توانند باشند.</text:span></text:p>
      <text:p text:style-name="P93"><text:span text:style-name="T55"/></text:p>
      <text:p text:style-name="P94"><text:span text:style-name="T49">تمرین – ترکیبی با فرمول مولکولی C_3H_7I چند ایزومر ساختاری دارد؟</text:span></text:p>
      <text:p text:style-name="P94"><text:span text:style-name="T49">نکته: هالوژن می‌تواند/نمی‌تواند در کربن اول زنجیر </text:span><text:span text:style-name="T56">نیز</text:span><text:span text:style-name="T49"> شاخه فرعی باشد.</text:span></text:p>
      <text:p text:style-name="P95"><text:span text:style-name="T49">نتیجه: عدد </text:span><text:span text:style-name="T57">۱</text:span><text:span text:style-name="T49"> برای هالوژن‌ها ( به عنوان شاخه ) ذکر ـــــ ـــــ .</text:span></text:p>
      <text:p text:style-name="P95"><text:span text:style-name="T49">معرفی دو شاخه فرعی دیگر:</text:span></text:p>
      <text:p text:style-name="P96"><text:span text:style-name="T49">(\qquad) – CN<text:tab/>و <text:tab/>(\qquad) – NO_2</text:span></text:p>
      <text:p text:style-name="P97"><text:span text:style-name="T49">* نکته:</text:span></text:p>
      <text:p text:style-name="P97"><text:span text:style-name="T49">هنگامی که شاخه فرعی، فقط یک کربن اتصال در زنجیر اصلی دارد، شماره اتصال شاخه فرعی </text:span><text:span text:style-name="T57">نباید</text:span><text:span text:style-name="T49"> ذکر شود. ( برخی کتاب‌ها می‌گویند که </text:span><text:span text:style-name="T57">بهتر است</text:span><text:span text:style-name="T67"> گفته نشود. )</text:span></text:p>
      <text:p text:style-name="P97"><text:span text:style-name="T67">ادامه نامگذاری ( قوانین )</text:span></text:p>
      <text:p text:style-name="P97"><text:span text:style-name="T67">&gt;&gt;&gt; تعداد شاخه فرعی بیش از یک<text:tab/>← دو یا چند شاخه فرعی اما از یک نوع </text:span><text:span text:style-name="T68">*</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69">ـــــ </text:span>به <text:span text:style-name="T69">ـــــ </text:span>نوشته می‌شود ( حتی اگر <text:span text:style-name="T69">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69">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69">ـــــ </text:span>بر <text:span text:style-name="T69">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69">ـــــ </text:span>داشته باشد:</text:p>
      <text:p text:style-name="P5">CH_3 – CH<text:tab/><text:tab/>Br – CH<text:tab/><text:tab/>Cl – CH_3</text:p>
      <text:p text:style-name="P4">در نام‌گذاری ترکیب‌های آلی، بین عدد و عدد: <text:span text:style-name="T69">ـــــ</text:span></text:p>
      <text:p text:style-name="P4">بین عدد و کلمه: <text:span text:style-name="T69">ـــــ </text:span>قرار می‌گیرد</text:p>
      <text:p text:style-name="P4">و بین کلمه و کلمه: <text:span text:style-name="T69">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0">ـــــ </text:span>) ( نام: <text:span text:style-name="T70">ـــــ </text:span>) ( نام: <text:span text:style-name="T70">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0">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0">ـــــ </text:span>دارند، و به خاطر وجود پیوند دوگانه، سیر <text:span text:style-name="T70">ـــــ </text:span>هستند. در ( C = C ) یکی از دو پیوند، از دیگر ضعیف‌تر است آسانتر شکسته می‌شود و دو ذره <text:span text:style-name="T70">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0">ـــــ </text:span>استفاده می‌کند، ( به جای اینکه <text:span text:style-name="T70">ـــــ </text:span>پیوند دوگانه و <text:span text:style-name="T70">ـــــ </text:span>پیوند یگانه داشته باشد، <text:span text:style-name="T70">ـــــ </text:span>پیوند یگانه خواهد داشت. )</text:p>
      <text:p text:style-name="P15">؟؟؟؟؟؟؟؟؟؟؟؟؟؟؟؟؟؟؟؟؟؟؟؟؟؟؟؟؟؟؟؟؟؟؟</text:p>
      <text:p text:style-name="P15">* تذکر: واکنش آلکن‌ها با Cl-Cl نیاز به کاتالیزگر <text:span text:style-name="T70">ـــــ </text:span>دارد. <text:span text:style-name="T44">تمرین دوره‌ای یک فصل ۳ ← !!</text:span></text:p>
      <text:p text:style-name="P15">وارد کردن آلکن در بخار برم مایع ( <text:span text:style-name="T8">قرمز</text:span> ) یا آب برم ( <text:span text:style-name="T8">قرمز</text:span> )، ترکیبی <text:span text:style-name="T70">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0">ـــــ </text:span>رنگ شوند.</text:p>
      <text:p text:style-name="P15">تذکر: هالوژن‌ها در حالت عنصری ( آزاد )، رنگی/بی‌رنگ و در حالت ترکیب <text:span text:style-name="T70">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0">ـــــ </text:span>به عنوان کاتالیز‌گر، <text:span text:style-name="T70">ـــــ </text:span>تولید می‌شود. که الکلی <text:span text:style-name="T70">ـــــ </text:span>کربنه، <text:span text:style-name="T70">ـــــ </text:span>رنگ، و <text:span text:style-name="T8">فرّار</text:span> ( نقطه جوش <text:span text:style-name="T70">ـــــ </text:span>تر از آب ) است. به هر نسبتی در <text:span text:style-name="T70">ـــــ </text:span>حل می‌شود. از مهم‌ترین <text:span text:style-name="T70">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0">ـــــ </text:span>( نیز ) دارد. ( که با برم واکنش می‌دهد. )</text:p>
      <text:p text:style-name="P16">در صنعت پتروشیمی، ترکیب‌ها، مواد و وسایل گوناگون از <text:span text:style-name="T70">ـــــ </text:span>یا <text:span text:style-name="T70">ـــــ </text:span>طبیعی به دست می‌آید. ( فرآورده‌های پتروشیمیایی )</text:p>
      <text:p text:style-name="P16">در صنایع پتروشیمی کشور‌ها، موادی نظیر <text:span text:style-name="T70">ـــــ </text:span>، <text:span text:style-name="T70">ـــــ ـــــ </text:span>و <text:span text:style-name="T70">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0">ـــــ </text:span>کربن دارد: ( گاز: <text:span text:style-name="T70">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74"><text:span text:style-name="T25">تمرین ۱ – فرمول ساختاری و مولکولی، مدل پیوند – خط، و نام آلکین سه کربنه چیست؟</text:span></text:p>
      <text:p text:style-name="P174"><text:span text:style-name="T25">تمرین ۲ – ایزومر‌های آلکنی C_4H_6 را رسم و ناگذاری کنید:</text:span></text:p>
      <text:p text:style-name="P174"><text:span text:style-name="T25">( چرا کلمه آلکنی گفته شده؟ * )</text:span></text:p>
      <text:p text:style-name="P174"><text:span text:style-name="T25">تمرین ۳ – واکنش ۱ مول پروپین با ۱ مول برم مایع را بنویسید:</text:span></text:p>
      <text:p text:style-name="P174"><text:span text:style-name="T25">تمرین ۴ – واکنش ۱ مول اتین را با ۲ مول گاز کلر بنویسید:</text:span></text:p>
      <text:p text:style-name="P174"><text:span text:style-name="T25">تمرین ۵ – هر مول اتین برای </text:span><text:span text:style-name="T35">سیر‌شدن کامل</text:span><text:span text:style-name="T25">، به چند مول گاز هیدروژن نیاز دارد؟</text:span></text:p>
      <text:p text:style-name="P174"><text:span text:style-name="T25">تمرین ۶ – یک آلکین در اثر سیر شدن کامل با گاز هیدروژن، ۱۰٪ افزایش جرم دارد. تعداد هیدروژن آلکان هم‌کربن این آلکین چند تا است؟</text:span></text:p>
      <text:p text:style-name="P174"><text:span text:style-name="T25">واکنش سوختن کامل ( پارامتری بر حسب n )</text:span></text:p>
      <text:p text:style-name="P174"><text:span text:style-name="T25">آلکان، الکن و آلکین</text:span></text:p>
      <text:p text:style-name="P174"><text:span text:style-name="T25">( با n اتم کربن )</text:span></text:p>
      <text:p text:style-name="P175"><text:span text:style-name="T25">\ce{C_nH_{2n+2} + $\qquad$O2 -&gt; CO2 + $\qquad$H2O}</text:span></text:p>
      <text:p text:style-name="P175"><text:span text:style-name="T25">\ce{C_nH_{2n} + $\qquad$O2 -&gt; CO2 + $\qquad$H2O}</text:span></text:p>
      <text:p text:style-name="P175"><text:span text:style-name="T25">\ce{C_nH_{2n-2} + $\qquad$O2 -&gt; CO2 + $\qquad$H2O}</text:span></text:p>
      <text:p text:style-name="P174"><text:span text:style-name="T25">پرسش – آیا این گفته درست است؟ «کربن دارای پیوند سه‌گانه در آلکین، نمی‌تواند شاخه فرعی داشته باشد.»</text:span></text:p>
      <text:p text:style-name="P174"><text:span text:style-name="T25">تمرین ۷ – ترکیب CH_2 – CH – CH = CH_2 برای سیر شدن کامل، اولاً C به چند مول H_2(g) نیاز دارد؟</text:span></text:p>
      <text:p text:style-name="P174"><text:span text:style-name="T25">دوم) چند مول فرآورده تشکیل می‌شود؟</text:span></text:p>
      <text:p text:style-name="P174"><text:span text:style-name="T25">*سوم) این ترکیبا با ۱-بوتین ایزومر است یا با ۱-بوتن؟</text:span></text:p>
      <text:p text:style-name="P156"><text:span text:style-name="T32">هیدروکربن‌های حلقوی</text:span></text:p>
      <text:p text:style-name="P157"><text:span text:style-name="T25">( خوب است بدانیم الف و ب صفحه ۴۲ )</text:span></text:p>
      <text:p text:style-name="P157"><text:span text:style-name="T25">الف) هیدروکربن‌های حلقوی سیر‌شده ( ـــــ آلکان ) ← معروف‌ترین آن‌ها ـــــ ـــــ است:</text:span></text:p>
      <text:p text:style-name="P157"><text:span text:style-name="T25">حلقه در سیکلوهگزان مسطح است/نیست.</text:span></text:p>
      <text:p text:style-name="P157"><text:span text:style-name="T25">ـــــ قلمرو پیوندی اطراف هر اتم کربن</text:span></text:p>
      <text:p text:style-name="P157"><text:span text:style-name="T25">زاویه پیوندی:</text:span></text:p>
      <text:p text:style-name="P157"><text:span text:style-name="T25">همه قلمرو‌ها در یک صفحه ـــــ</text:span></text:p>
      <text:p text:style-name="P157"><text:span text:style-name="T25">(مدل پیوند-خط)</text:span></text:p>
      <text:p text:style-name="P157"><text:span text:style-name="T25">فرمول مولکولی</text:span></text:p>
      <text:p text:style-name="P157"><text:span text:style-name="T25">فرمول ساختاری کوتاه‌شده</text:span></text:p>
      <text:p text:style-name="P157"><text:span text:style-name="T25">فرمول ساختاری</text:span></text:p>
      <text:p text:style-name="P157"><text:span text:style-name="T25">ب) آروماتیک ← ممکن است دارای یک ـــــ ، دو ـــــ ( یا بیشتر ) باشند.</text:span></text:p>
      <text:p text:style-name="P157"><text:span text:style-name="T25">← معروف‌ترین ترکیب آروماتیک، ـــــ با ـــــ حلقه و پیوند دوگانه ـــــ ـــــ ـــــ است.</text:span></text:p>
      <text:p text:style-name="P158"><text:span text:style-name="T25">نفتالن نیز از ترکیبات آروماتیک (‌ دو حلقه‌ای ) است. ( و در </text:span><text:span text:style-name="T28">ـــــ </text:span><text:span text:style-name="T25">پیوند دوگانه دارد ) ( C_{...}H_{…} )</text:span></text:p>
      <text:p text:style-name="P158"><text:span text:style-name="T25">نفتالن به عنوان ـــــ ـــــ برای نگهداری ـــــ و ـــــ به کار می‌رود.</text:span></text:p>
      <text:p text:style-name="P158"><text:span text:style-name="T25">تمرین – هر مول بنزین، چند مول اتم هیدروژن از هر مول هگزان کم دارد؟</text:span></text:p>
      <text:p text:style-name="P159"><text:span text:style-name="T25">تست – یک آلکن، در صورت هم کربن بودن، با کدامیک هم‌پار است؟</text:span></text:p>
      <text:p text:style-name="P159"><text:span text:style-name="T25">۱) آلکین<text:tab/><text:tab/>۲) سیکلوآلکان<text:tab/>۳) آلکان<text:tab/><text:tab/>۴) <text:s/>آروماتیک</text:span></text:p>
      <text:p text:style-name="P159"><text:span text:style-name="T25">بررسی تمرین دوره‌ای ۱</text:span></text:p>
      <text:p text:style-name="P159"><text:span text:style-name="T25">تمرین – جرم مولی آلکان، آلکن، آلکین و سیکلوآلکان را بر حسب n بنویسید</text:span></text:p>
      <text:p text:style-name="P160"><text:span text:style-name="T32">نفت، ماده‌ای که اقتصاد جهان را دگرگون ساخت</text:span></text:p>
      <text:p text:style-name="P161"><text:span text:style-name="T25">نفت خام به طور عمده مخلوطی از ـــــ و به مقدار کم برخی ـــــ ، ـــــ ، ـــــ و غیره است.</text:span></text:p>
      <text:p text:style-name="P162"><text:span text:style-name="T25">مقدار نمک و اسید در نفت خام </text:span><text:span text:style-name="T29">ـــــ </text:span><text:span text:style-name="T25">و در مناطق گوناگون، </text:span><text:span text:style-name="T29">ـــــ </text:span><text:span text:style-name="T25">است. دلیل: شرایط </text:span><text:span text:style-name="T29">ـــــ </text:span><text:span text:style-name="T25">و نحوه </text:span><text:span text:style-name="T29">ـــــ </text:span><text:span text:style-name="T25">نفت خام</text:span></text:p>
      <text:p text:style-name="P162"><text:span text:style-name="T25">← بخش عمده هیدروکربن‌های نفت خام را </text:span><text:span text:style-name="T29">ـــــ </text:span><text:span text:style-name="T25">تشکیل می‌دهند که به دلیل واکنش‌پذیری </text:span><text:span text:style-name="T29">ـــــ </text:span><text:span text:style-name="T25">به عنوان </text:span><text:span text:style-name="T29">ـــــ </text:span><text:span text:style-name="T25">به کار می‌روند.</text:span></text:p>
      <text:p text:style-name="P162"><text:span text:style-name="T25">← بیش از ۹۰٪ نفت خام صرف </text:span><text:span text:style-name="T29">ـــــ </text:span><text:span text:style-name="T25">و تأمین </text:span><text:span text:style-name="T29">ـــــ </text:span><text:span text:style-name="T25">می‌شود و مقدار کمی از آن در صنایع </text:span><text:span text:style-name="T29">ـــــ </text:span><text:span text:style-name="T25">کاربرد دارد.</text:span></text:p>
      <text:p text:style-name="P162"><text:span text:style-name="T25">با هم بیندیشیم صفحه ۴۳:</text:span></text:p>
      <text:p text:style-name="P163"><text:span text:style-name="T25">بنزین و خوراک پتروشیمی: </text:span><text:span text:style-name="T29">ـــــ &gt; ـــــ </text:span><text:span text:style-name="T25">= </text:span><text:span text:style-name="T29">ـــــ ـــــ &gt; ـــــ ـــــ</text:span></text:p>
      <text:p text:style-name="P163"><text:span text:style-name="T29">ن</text:span><text:span text:style-name="T25">فت سفید: </text:span><text:span text:style-name="T29">ـــــ </text:span><text:span text:style-name="T25">= </text:span><text:span text:style-name="T29">ـــــ ـــــ &gt; ـــــ ـــــ &gt; ـــــ ـــــ</text:span></text:p>
      <text:p text:style-name="P164"><text:span text:style-name="T29">گ</text:span><text:span text:style-name="T25">ازوییل: </text:span><text:span text:style-name="T29">ـــــ &gt; ـــــ ـــــ &gt; ـــــ ـــــ &gt; ـــــ ـــــ</text:span></text:p>
      <text:p text:style-name="P165"><text:span text:style-name="T29">ن</text:span><text:span text:style-name="T25">فت کوره: </text:span><text:span text:style-name="T29">ـــــ &lt; ـــــ ـــــ &lt; ـــــ ـــــ &lt; ـــــ ـــــ</text:span></text:p>
      <text:p text:style-name="P166"><text:span text:style-name="T29">ا</text:span><text:span text:style-name="T25">لف) اندازه مولکون: نفت کوره <text:s text:c="5"/>بنزین ( </text:span><text:span text:style-name="T29">ـــــ </text:span><text:span text:style-name="T25">فرّارتر ← نقطه جوش </text:span><text:span text:style-name="T29">ـــــ </text:span><text:span text:style-name="T25">تر ↔ جرم و اندازه مولکول </text:span><text:span text:style-name="T29">ـــــ </text:span><text:span text:style-name="T25">کم‌تر است </text:span><text:span text:style-name="T30">)</text:span></text:p>
      <text:p text:style-name="P167"><text:span text:style-name="T30">ب</text:span><text:span text:style-name="T25">) در نفت سنگین، </text:span><text:span text:style-name="T29">ـــــ ـــــ </text:span><text:span text:style-name="T25">بیشتری هست.</text:span></text:p>
      <text:p text:style-name="P168"><text:span text:style-name="T25">در نفت سبک، « </text:span><text:span text:style-name="T29">ـــــ </text:span><text:span text:style-name="T25">و </text:span><text:span text:style-name="T29">ـــــ </text:span><text:span text:style-name="T25">» ،</text:span><text:span text:style-name="T31"> « </text:span><text:span text:style-name="T29">ـــــ ـــــ </text:span><text:span text:style-name="T31">» و « </text:span><text:span text:style-name="T29">ـــــ </text:span><text:span text:style-name="T31">» بیشتری هست.</text:span></text:p>
      <text:p text:style-name="P169"><text:span text:style-name="T25">پ) ملاک دسته‌بندی نفت خام به سبک و سنگین، </text:span><text:span text:style-name="T29">ـــــ ـــــ </text:span><text:span text:style-name="T25">تشکیل‌دهنده آن است. ( نفت کوره ملاک است )</text:span></text:p>
      <text:p text:style-name="P170"><text:span text:style-name="T25">ت) گران‌ترین بخش نفت خام، </text:span><text:span text:style-name="T29">ـــــ </text:span><text:span text:style-name="T25">است و در نتیجه نفت </text:span><text:span text:style-name="T29">ـــــ </text:span><text:span text:style-name="T25">و نفت </text:span><text:span text:style-name="T29">ـــــ ـــــ </text:span><text:span text:style-name="T25">، به ترتیب، بیشتری و کمترین قیمت را دارند.</text:span></text:p>
      <text:p text:style-name="P171"><text:span text:style-name="T32">«پالایش نفت خام»</text:span></text:p>
      <text:p text:style-name="P125"><text:span text:style-name="T32">پس از جدا کردن </text:span><text:span text:style-name="T33">ـــــ </text:span><text:span text:style-name="T32">، </text:span><text:span text:style-name="T33">ـــــ </text:span><text:span text:style-name="T32">و </text:span><text:span text:style-name="T33">ـــــ </text:span><text:span text:style-name="T32">، نفت خام را پالایش می‌کنند. با استفاده از </text:span><text:span text:style-name="T33">ـــــ ـــــ </text:span><text:span text:style-name="T32">به </text:span><text:span text:style-name="T33">ـــــ</text:span><text:span text:style-name="T32">*، هیدروکربن‌های آن، به صورت </text:span><text:span text:style-name="T33">ـــــ</text:span><text:span text:style-name="T32">‌ هایی با </text:span><text:span text:style-name="T33">ـــــ ـــــ </text:span><text:span text:style-name="T32">نزدیک به هم، جدا می‌شوند.</text:span></text:p>
      <text:p text:style-name="P125"><text:span text:style-name="T32">ابتدا، نفت خام را در </text:span><text:span text:style-name="T36">محفظه‌ای</text:span><text:span text:style-name="T32"> بزرگ </text:span><text:span text:style-name="T33">ـــــ </text:span><text:span text:style-name="T32">می‌دهند و آن را به </text:span><text:span text:style-name="T33">ـــــ </text:span><text:span text:style-name="T32">تقطیر هدایت می‌کنند.</text:span></text:p>
      <text:p text:style-name="P126"><text:span text:style-name="T32">در برج تقطیر، دما از </text:span><text:span text:style-name="T33">ـــــ </text:span><text:span text:style-name="T32">به </text:span><text:span text:style-name="T33">ـــــ </text:span><text:span text:style-name="T32">کم می‌شود ( </text:span><text:span text:style-name="T33">ـــــ </text:span><text:span text:style-name="T32">سرد‌تر است ) نفت خام داغ به قسمت</text:span><text:span text:style-name="T33"> ـــــ</text:span><text:span text:style-name="T34"> وارد می‌شود. مولکول‌های</text:span><text:span text:style-name="T33"> ـــــ </text:span><text:span text:style-name="T34">تر و </text:span><text:span text:style-name="T33">ـــــ </text:span><text:span text:style-name="T34">تر، از جمله مواد </text:span><text:span text:style-name="T33">ـــــ ـــــ </text:span><text:span text:style-name="T34">از </text:span><text:span text:style-name="T33">ـــــ </text:span><text:span text:style-name="T34">بیرون آمده و به سوی </text:span><text:span text:style-name="T33">ـــــ </text:span><text:span text:style-name="T34">برج حرکت می‌کنند. به تدریج که مولکول‌ها بالاتر می‌روند، </text:span><text:span text:style-name="T33">ـــــ</text:span><text:span text:style-name="T34"> شده و به </text:span><text:span text:style-name="T33">ـــــ </text:span><text:span text:style-name="T34">تبدیل می‌شوند، و در </text:span><text:span text:style-name="T33">ـــــ </text:span><text:span text:style-name="T34">هایی که در فاصله‌های گوناگون برج هستند، وارد شده و از برج </text:span><text:span text:style-name="T33">ـــــ </text:span><text:span text:style-name="T34">می‌شوند.</text:span></text:p>
      <text:p text:style-name="P127"><text:span text:style-name="T32">پالایش نفت خام، سوخت </text:span><text:span text:style-name="T33">ـــــ </text:span><text:span text:style-name="T32">و مناسب در اختیار صنایع قرار می‌دهد و از سویی منجر به تولید انرژی </text:span><text:span text:style-name="T33">ـــــ </text:span><text:span text:style-name="T32">ارزان می‌گردد. با افزایش اهمیت و کاربرد بی‌رویه، نفت خام رو به پایان می‌رود.</text:span></text:p>
      <text:p text:style-name="P172"><text:span text:style-name="T32">زغال‌سنگ </text:span><text:span text:style-name="T25">( C_135H_96o_9NS )</text:span></text:p>
      <text:p text:style-name="P172"><text:span text:style-name="T25">یکی دیگر از سوخت‌های </text:span><text:span text:style-name="T29">ـــــ </text:span><text:span text:style-name="T25">است که عمر زخایر آن به </text:span><text:span text:style-name="T35">۵۰۰</text:span><text:span text:style-name="T25"> سال می‌رسد. زغال‌سنگ، می‌تواند به عنوان </text:span><text:span text:style-name="T29">ـــــ </text:span><text:span text:style-name="T25">، جایگزین نفت شود، البته باعث ورود مقدار بیشتری از </text:span><text:span text:style-name="T29">ـــــ </text:span><text:span text:style-name="T25">به هوا نیز می‌شود و اثر </text:span><text:span text:style-name="T29">ـــــ </text:span><text:span text:style-name="T25">را تشدید می‌کند:</text:span></text:p>
      <text:p text:style-name="P172"><text:span text:style-name="T25">فرآورده‌های سوختن ← بنزین</text:span></text:p>
      <text:p text:style-name="P172"><text:span text:style-name="T25"><text:tab/><text:tab/>← زغال‌سنگ</text:span></text:p>
      <text:p text:style-name="P172"><text:span text:style-name="T25">گرمای آزاد شده ( به ازای ۱ گرم ): بنزین <text:tab/>زغال‌سنگ</text:span></text:p>
      <text:p text:style-name="P172"><text:span text:style-name="T25">مقدار CO_2 تولید شده: بنزین </text:span><text:span text:style-name="T29"><text:tab/></text:span><text:span text:style-name="T25">زغال‌سنگ</text:span></text:p>
      <text:p text:style-name="P172"><text:span text:style-name="T25">راه‌های بهبود کار‌آیی زغال‌سنگ:<text:tab/>۱) </text:span><text:span text:style-name="T29">ـــــ </text:span><text:span text:style-name="T25">و </text:span><text:span text:style-name="T29">ـــــ </text:span><text:span text:style-name="T25">زغال‌سنگ برای حذف </text:span><text:span text:style-name="T29">ـــــ </text:span><text:span text:style-name="T25">و ناخالصی‌های دیگر</text:span></text:p>
      <text:p text:style-name="P172"><text:span text:style-name="T25"><text:tab/><text:tab/><text:tab/><text:tab/>۲) به </text:span><text:span text:style-name="T29">ـــــ </text:span><text:span text:style-name="T25">انداختن گاز SO_2 خارج شده از دودکش </text:span><text:span text:style-name="T29">ـــــ </text:span><text:span text:style-name="T25">ها به کمک CaO</text:span></text:p>
      <text:p text:style-name="P173"><text:span text:style-name="T25">* تقطیر </text:span><text:span text:style-name="T29">ـــــ </text:span><text:span text:style-name="T25">به </text:span><text:span text:style-name="T29">ـــــ </text:span><text:span text:style-name="T25">، هنگامی صورت می‌گیرد که نقطه جوش اجزاء مخلوط، به هم نزدیک باشن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46:03.484719027</dc:date>
    <meta:editing-duration>P2DT21H54M59S</meta:editing-duration>
    <meta:editing-cycles>108</meta:editing-cycles>
    <meta:generator>LibreOffice/7.5.5.2$Linux_X86_64 LibreOffice_project/50$Build-2</meta:generator>
    <meta:document-statistic meta:table-count="0" meta:image-count="0" meta:object-count="0" meta:page-count="31" meta:paragraph-count="551" meta:word-count="7706" meta:character-count="38286" meta:non-whitespace-character-count="30845"/>
  </office:meta>
</office:document-meta>
</file>